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5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9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6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draw:fill="none" fo:min-height="0.86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  <style:paragraph-properties style:writing-mode="lr-tb"/>
    </style:style>
    <style:style style:name="gr20" style:family="graphic" style:parent-style-name="standard">
      <style:graphic-properties draw:fill-color="#ff29ef" draw:textarea-horizontal-align="justify" draw:textarea-vertical-align="middle" draw:auto-grow-height="false" fo:min-height="0cm" fo:min-width="0cm"/>
    </style:style>
    <style:style style:name="gr2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color="#ff29ef" draw:fill-color="#ff29ef" draw:textarea-vertical-align="middle"/>
    </style:style>
    <style:style style:name="gr23" style:family="graphic" style:parent-style-name="objectwithoutfill">
      <style:graphic-properties svg:stroke-color="#ff29ef" draw:marker-end="Arrow" draw:marker-end-width="0.3cm" draw:fill="solid" draw:fill-color="#ff29ef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 style:writing-mode="lr-tb"/>
      <style:text-properties fo:font-size="18pt" fo:language="en" fo:country="G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color="#ff29ef"/>
    </style:style>
    <style:style style:name="P12" style:family="paragraph">
      <loext:graphic-properties draw:fill-color="#ff29ef"/>
      <style:paragraph-properties fo:text-align="center"/>
    </style:style>
    <style:style style:name="P13" style:family="paragraph">
      <loext:graphic-properties draw:fill="solid" draw:fill-color="#ff29ef"/>
      <style:paragraph-properties fo:text-align="center"/>
    </style:style>
    <style:style style:name="P14" style:family="paragraph">
      <style:text-properties fo:color="#ff29ef"/>
    </style:style>
    <style:style style:name="P15" style:family="paragraph">
      <loext:graphic-properties draw:fill="none" draw:fill-color="#ffffff"/>
      <style:text-properties fo:color="#ff29ef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/>
    </style:style>
    <style:style style:name="T8" style:family="text">
      <style:text-properties fo:color="#ff29ef"/>
    </style:style>
    <style:style style:name="T9" style:family="text">
      <style:text-properties fo:color="#ff29ef"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1.675cm" svg:height="0.551cm" svg:x="7.503cm" svg:y="6.5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675cm" svg:height="0.551cm" svg:x="12.303cm" svg:y="6.5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75cm" svg:height="0.551cm" svg:x="7.503cm" svg:y="10.4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75cm" svg:height="0.551cm" svg:x="12.403cm" svg:y="10.4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675cm" svg:height="0.551cm" draw:transform="rotate (1.5707963267949) translate (10.57cm 9.551cm)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503cm" svg:y1="6.81cm" svg:x2="5.849cm" svg:y2="7.877cm" draw:start-shape="id1" draw:start-glue-point="3" draw:end-shape="id2" draw:end-glue-point="4" svg:d="M7503 6810h-1654v1067" svg:viewBox="0 0 1655 1068">
          <text:p/>
        </draw:connector>
        <draw:connector draw:style-name="gr2" draw:text-style-name="P1" draw:layer="layout" svg:x1="5.849cm" svg:y1="9.72cm" svg:x2="7.503cm" svg:y2="10.71cm" draw:start-shape="id2" draw:start-glue-point="8" draw:end-shape="id3" draw:end-glue-point="3" svg:d="M5849 9720v990h1654" svg:viewBox="0 0 1655 991">
          <text:p/>
        </draw:connector>
        <draw:connector draw:style-name="gr2" draw:text-style-name="P1" draw:layer="layout" draw:line-skew="0.2cm" svg:x1="15.394cm" svg:y1="13.648cm" svg:x2="10.837cm" svg:y2="14.077cm" draw:start-shape="id4" draw:start-glue-point="2" draw:end-shape="id5" draw:end-glue-point="6" svg:d="M15394 13648v1130h-4557v-701" svg:viewBox="0 0 4558 1131">
          <text:p/>
        </draw:connector>
        <draw:connector draw:style-name="gr2" draw:text-style-name="P1" draw:layer="layout" svg:x1="9.178cm" svg:y1="10.71cm" svg:x2="12.403cm" svg:y2="10.71cm" draw:start-shape="id3" draw:start-glue-point="1" draw:end-shape="id6" draw:end-glue-point="3" svg:d="M9178 10710h3225" svg:viewBox="0 0 3226 1">
          <text:p/>
        </draw:connector>
        <draw:connector draw:style-name="gr2" draw:text-style-name="P1" draw:layer="layout" svg:x1="10.845cm" svg:y1="9.551cm" svg:x2="12.403cm" svg:y2="10.71cm" draw:start-shape="id7" draw:start-glue-point="3" draw:end-shape="id6" draw:end-glue-point="3" svg:d="M10845 9551v1159h1558" svg:viewBox="0 0 1559 1160">
          <text:p/>
        </draw:connector>
        <draw:connector draw:style-name="gr2" draw:text-style-name="P1" draw:layer="layout" svg:x1="12.303cm" svg:y1="6.81cm" svg:x2="10.845cm" svg:y2="7.876cm" draw:start-shape="id8" draw:start-glue-point="3" draw:end-shape="id7" draw:end-glue-point="1" svg:d="M12303 6810h-1458v1066" svg:viewBox="0 0 1459 1067">
          <text:p/>
        </draw:connector>
        <draw:custom-shape draw:style-name="gr3" draw:text-style-name="P2" xml:id="id2" draw:id="id2" draw:layer="layout" svg:width="1.842cm" svg:height="1.843cm" svg:x="4.928cm" svg:y="7.877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4" draw:text-style-name="P1" draw:layer="layout" svg:width="1.842cm" svg:height="1.843cm" svg:x="14.473cm" svg:y="11.804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3" draw:layer="layout" svg:x1="15.394cm" svg:y1="13.342cm" svg:x2="15.394cm" svg:y2="12.077cm">
            <text:p/>
          </draw:line>
        </draw:g>
        <draw:frame draw:style-name="gr6" draw:text-style-name="P4" draw:layer="layout" svg:width="1.128cm" svg:height="1.114cm" svg:x="3.575cm" svg:y="8.193cm">
          <draw:text-box>
            <text:p><text:span text:style-name="T1">V</text:span><text:span text:style-name="T2">a</text:span></text:p>
          </draw:text-box>
        </draw:frame>
        <draw:frame draw:style-name="gr7" draw:text-style-name="P5" draw:layer="layout" svg:width="3.041cm" svg:height="1.114cm" svg:x="16.059cm" svg:y="9.14cm">
          <draw:text-box>
            <text:p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9" draw:id="id9">
          <draw:custom-shape draw:style-name="gr8" draw:text-style-name="P1" draw:layer="layout" svg:width="2.153cm" svg:height="2.573cm" svg:x="14.304cm" svg:y="7.46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9" draw:text-style-name="P3" draw:layer="layout" svg:x1="15.378cm" svg:y1="8.213cm" svg:x2="15.378cm" svg:y2="9.478cm">
            <text:p/>
          </draw:line>
        </draw:g>
        <draw:custom-shape draw:style-name="gr10" draw:text-style-name="P6" xml:id="id5" draw:id="id5" draw:layer="layout" svg:width="2.153cm" svg:height="2.573cm" svg:x="9.76cm" svg:y="11.504cm">
          <text:p text:style-name="P6"><text:span text:style-name="T3">+</text:span></text:p>
          <text:p text:style-name="P6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5" draw:layer="layout" svg:width="3.168cm" svg:height="1.114cm" svg:x="11.181cm" svg:y="13.664cm">
          <draw:text-box>
            <text:p><text:span text:style-name="T5">V</text:span><text:span text:style-name="T6">c</text:span><text:span text:style-name="T5"> = K</text:span><text:span text:style-name="T6">c</text:span><text:span text:style-name="T5"> I</text:span><text:span text:style-name="T6">c</text:span><text:span text:style-name="T3"> </text:span></text:p>
          </draw:text-box>
        </draw:frame>
        <draw:connector draw:style-name="gr2" draw:text-style-name="P7" draw:layer="layout" svg:x1="9.178cm" svg:y1="10.71cm" svg:x2="10.837cm" svg:y2="11.504cm" draw:start-shape="id3" draw:start-glue-point="1" draw:end-shape="id5" draw:end-glue-point="4" svg:d="M9178 10710h1659v794" svg:viewBox="0 0 1660 795">
          <text:p/>
        </draw:connector>
        <draw:connector draw:style-name="gr2" draw:text-style-name="P7" draw:layer="layout" svg:x1="9.178cm" svg:y1="6.81cm" svg:x2="10.845cm" svg:y2="7.876cm" draw:start-shape="id1" draw:start-glue-point="1" draw:end-shape="id7" draw:end-glue-point="1" svg:d="M9178 6810h1667v1066" svg:viewBox="0 0 1668 1067">
          <text:p/>
        </draw:connector>
        <draw:connector draw:style-name="gr2" draw:text-style-name="P7" draw:layer="layout" svg:x1="14.078cm" svg:y1="10.71cm" svg:x2="15.394cm" svg:y2="11.805cm" draw:start-shape="id6" draw:start-glue-point="1" draw:end-shape="id4" draw:end-glue-point="0" svg:d="M14078 10710h1316v1095" svg:viewBox="0 0 1317 1096">
          <text:p/>
        </draw:connector>
        <draw:connector draw:style-name="gr2" draw:text-style-name="P7" draw:layer="layout" svg:x1="13.978cm" svg:y1="6.81cm" svg:x2="15.38cm" svg:y2="7.466cm" draw:start-shape="id8" draw:start-glue-point="1" draw:end-shape="id9" draw:end-glue-point="0" svg:d="M13978 6810h1402v656" svg:viewBox="0 0 1403 657">
          <text:p/>
        </draw:connector>
        <draw:connector draw:style-name="gr2" draw:text-style-name="P7" draw:layer="layout" svg:x1="15.38cm" svg:y1="10.039cm" svg:x2="15.394cm" svg:y2="11.805cm" draw:start-shape="id9" draw:start-glue-point="2" draw:end-shape="id4" draw:end-glue-point="0" svg:d="M15380 10039v883h14v883" svg:viewBox="0 0 15 1767">
          <text:p/>
        </draw:connector>
        <draw:custom-shape draw:style-name="gr1" draw:text-style-name="P1" xml:id="id10" draw:id="id10" draw:layer="layout" svg:width="1.675cm" svg:height="0.551cm" svg:x="7.502cm" svg:y="14.5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.675cm" svg:height="0.551cm" draw:transform="rotate (1.5707963267949) translate (5.569cm 13.551cm)">
          <text:p/>
          <draw:enhanced-geometry svg:viewBox="0 0 21600 21600" draw:type="rectangle" draw:enhanced-path="M 0 0 L 21600 0 21600 21600 0 21600 0 0 Z N"/>
        </draw:custom-shape>
        <draw:connector draw:style-name="gr2" draw:text-style-name="P7" draw:layer="layout" svg:x1="9.177cm" svg:y1="14.81cm" svg:x2="10.837cm" svg:y2="14.077cm" draw:start-shape="id10" draw:start-glue-point="1" draw:end-shape="id5" draw:end-glue-point="6" svg:d="M9177 14810h1660v-733" svg:viewBox="0 0 1661 734">
          <text:p/>
        </draw:connector>
        <draw:connector draw:style-name="gr2" draw:text-style-name="P7" draw:layer="layout" svg:x1="5.844cm" svg:y1="11.876cm" svg:x2="7.503cm" svg:y2="10.71cm" draw:start-shape="id11" draw:start-glue-point="1" draw:end-shape="id3" draw:end-glue-point="3" svg:d="M5844 11876v-1166h1659" svg:viewBox="0 0 1660 1167">
          <text:p/>
        </draw:connector>
        <draw:connector draw:style-name="gr2" draw:text-style-name="P7" draw:layer="layout" svg:x1="5.844cm" svg:y1="13.551cm" svg:x2="7.502cm" svg:y2="14.81cm" draw:start-shape="id11" draw:start-glue-point="3" draw:end-shape="id10" draw:end-glue-point="3" svg:d="M5844 13551v1259h1658" svg:viewBox="0 0 1659 1260">
          <text:p/>
        </draw:connector>
        <draw:frame draw:style-name="gr12" draw:text-style-name="P5" draw:layer="layout" svg:width="2.161cm" svg:height="1.114cm" svg:x="16.359cm" svg:y="13.04cm">
          <draw:text-box>
            <text:p><text:span text:style-name="T3">I</text:span><text:span text:style-name="T4">d</text:span></text:p>
          </draw:text-box>
        </draw:frame>
        <draw:frame draw:style-name="gr13" draw:text-style-name="P8" draw:layer="layout" svg:width="1.162cm" svg:height="1.114cm" svg:x="7.87cm" svg:y="7.086cm">
          <draw:text-box>
            <text:p>R<text:span text:style-name="T7">1</text:span></text:p>
          </draw:text-box>
        </draw:frame>
        <draw:frame draw:style-name="gr13" draw:text-style-name="P8" draw:layer="layout" svg:width="1.162cm" svg:height="1.114cm" svg:x="7.847cm" svg:y="15.086cm">
          <draw:text-box>
            <text:p>R<text:span text:style-name="T7">7</text:span></text:p>
          </draw:text-box>
        </draw:frame>
        <draw:frame draw:style-name="gr13" draw:text-style-name="P8" draw:layer="layout" svg:width="1.162cm" svg:height="1.114cm" svg:x="12.717cm" svg:y="10.986cm">
          <draw:text-box>
            <text:p>R<text:span text:style-name="T7">5</text:span></text:p>
          </draw:text-box>
        </draw:frame>
        <draw:frame draw:style-name="gr14" draw:text-style-name="P8" draw:layer="layout" svg:width="1.162cm" svg:height="1.114cm" svg:x="7.8cm" svg:y="10.986cm">
          <draw:text-box>
            <text:p>R<text:span text:style-name="T7">4</text:span></text:p>
          </draw:text-box>
        </draw:frame>
        <draw:frame draw:style-name="gr13" draw:text-style-name="P8" draw:layer="layout" svg:width="1.162cm" svg:height="1.114cm" svg:x="10.961cm" svg:y="8.304cm">
          <draw:text-box>
            <text:p>R<text:span text:style-name="T7">3</text:span></text:p>
          </draw:text-box>
        </draw:frame>
        <draw:frame draw:style-name="gr13" draw:text-style-name="P8" draw:layer="layout" svg:width="1.162cm" svg:height="1.114cm" svg:x="12.623cm" svg:y="7.086cm">
          <draw:text-box>
            <text:p>R<text:span text:style-name="T7">2</text:span></text:p>
          </draw:text-box>
        </draw:frame>
        <draw:frame draw:style-name="gr13" draw:text-style-name="P8" draw:layer="layout" svg:width="1.162cm" svg:height="1.114cm" svg:x="4.407cm" svg:y="12.12cm">
          <draw:text-box>
            <text:p>R<text:span text:style-name="T7">6</text:span></text:p>
          </draw:text-box>
        </draw:frame>
        <draw:custom-shape draw:style-name="gr15" draw:text-style-name="P7" draw:layer="layout" svg:width="0.234cm" svg:height="0.258cm" svg:x="10.711cm" svg:y="10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34cm" svg:height="0.258cm" svg:x="15.212cm" svg:y="10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34cm" svg:height="0.258cm" svg:x="10.712cm" svg:y="14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34cm" svg:height="0.258cm" svg:x="10.712cm" svg:y="6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34cm" svg:height="0.258cm" svg:x="5.712cm" svg:y="10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8" draw:layer="layout" svg:width="1.128cm" svg:height="2.536cm" svg:x="9.537cm" svg:y="7.499cm">
          <draw:text-box>
            <text:p>+</text:p>
            <text:p>V<text:span text:style-name="T7">b</text:span></text:p>
            <text:p>-</text:p>
          </draw:text-box>
        </draw:frame>
        <draw:line draw:style-name="gr17" draw:text-style-name="P9" draw:layer="layout" svg:x1="6.489cm" svg:y1="11.876cm" svg:x2="6.489cm" svg:y2="13.763cm">
          <text:p/>
        </draw:line>
        <draw:frame draw:style-name="gr18" draw:text-style-name="P10" draw:layer="layout" svg:width="0.866cm" svg:height="1.115cm" svg:x="6.332cm" svg:y="12.125cm">
          <draw:text-box>
            <text:p><text:span text:style-name="T5">I</text:span><text:span text:style-name="T6">c</text:span></text:p>
          </draw:text-box>
        </draw:frame>
        <draw:frame draw:style-name="gr19" draw:text-style-name="P11" draw:layer="layout" svg:width="0.986cm" svg:height="1.207cm" svg:x="4.72cm" svg:y="14.303cm">
          <draw:text-box>
            <text:p><text:span text:style-name="T8">7</text:span></text:p>
          </draw:text-box>
        </draw:frame>
        <draw:custom-shape draw:style-name="gr20" draw:text-style-name="P12" draw:layer="layout" svg:width="0.246cm" svg:height="0.246cm" svg:x="5.755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0.246cm" svg:height="0.246cm" svg:x="15.256cm" svg:y="6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1" draw:layer="layout" svg:width="0.986cm" svg:height="1.207cm" svg:x="14.967cm" svg:y="5.806cm">
          <draw:text-box>
            <text:p><text:span text:style-name="T8">3</text:span></text:p>
          </draw:text-box>
        </draw:frame>
        <draw:frame draw:style-name="gr19" draw:text-style-name="P11" draw:layer="layout" svg:width="0.986cm" svg:height="1.207cm" svg:x="15.38cm" svg:y="10.254cm">
          <draw:text-box>
            <text:p><text:span text:style-name="T8">6</text:span></text:p>
          </draw:text-box>
        </draw:frame>
        <draw:frame draw:style-name="gr19" draw:text-style-name="P11" draw:layer="layout" svg:width="0.986cm" svg:height="1.207cm" svg:x="10.011cm" svg:y="9.797cm">
          <draw:text-box>
            <text:p><text:span text:style-name="T8">5</text:span></text:p>
          </draw:text-box>
        </draw:frame>
        <draw:frame draw:style-name="gr19" draw:text-style-name="P11" draw:layer="layout" svg:width="0.986cm" svg:height="1.207cm" svg:x="4.958cm" svg:y="10.268cm">
          <draw:text-box>
            <text:p><text:span text:style-name="T8">4</text:span></text:p>
          </draw:text-box>
        </draw:frame>
        <draw:custom-shape draw:style-name="gr20" draw:text-style-name="P12" draw:layer="layout" svg:width="0.246cm" svg:height="0.246cm" svg:x="5.756cm" svg:y="14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1" draw:layer="layout" svg:width="0.986cm" svg:height="1.207cm" svg:x="10.407cm" svg:y="5.807cm">
          <draw:text-box>
            <text:p><text:span text:style-name="T8">2</text:span></text:p>
          </draw:text-box>
        </draw:frame>
        <draw:g>
          <draw:line draw:style-name="gr21" draw:text-style-name="P9" draw:layer="layout" svg:x1="11.752cm" svg:y1="15.28cm" svg:x2="9.844cm" svg:y2="15.289cm">
            <text:p/>
          </draw:line>
          <draw:line draw:style-name="gr21" draw:text-style-name="P9" draw:layer="layout" svg:x1="11.753cm" svg:y1="15.275cm" svg:x2="9.845cm" svg:y2="15.284cm">
            <text:p/>
          </draw:line>
          <draw:line draw:style-name="gr21" draw:text-style-name="P9" draw:layer="layout" svg:x1="10.365cm" svg:y1="15.488cm" svg:x2="11.313cm" svg:y2="15.488cm">
            <text:p/>
          </draw:line>
          <draw:line draw:style-name="gr21" draw:text-style-name="P9" draw:layer="layout" svg:x1="10.621cm" svg:y1="15.665cm" svg:x2="11.077cm" svg:y2="15.665cm">
            <text:p/>
          </draw:line>
          <draw:line draw:style-name="gr21" draw:text-style-name="P9" draw:layer="layout" svg:x1="10.823cm" svg:y1="15.268cm" svg:x2="10.831cm" svg:y2="14.81cm">
            <text:p/>
          </draw:line>
        </draw:g>
        <draw:frame draw:style-name="gr19" draw:text-style-name="P11" draw:layer="layout" svg:width="0.986cm" svg:height="1.207cm" svg:x="5.407cm" svg:y="5.808cm">
          <draw:text-box>
            <text:p><text:span text:style-name="T8">1</text:span></text:p>
          </draw:text-box>
        </draw:frame>
        <draw:circle draw:style-name="gr22" draw:text-style-name="P12" draw:layer="layout" svg:width="1.4cm" svg:height="1.4cm" svg:x="12.4cm" svg:y="8.2cm" draw:kind="arc" draw:start-angle="161.49" draw:end-angle="94.43">
          <text:p/>
        </draw:circle>
        <draw:line draw:style-name="gr23" draw:text-style-name="P13" draw:layer="layout" svg:x1="12.5cm" svg:y1="8.8cm" svg:x2="12.6cm" svg:y2="8.4cm">
          <text:p/>
        </draw:line>
        <draw:circle draw:style-name="gr22" draw:text-style-name="P12" draw:layer="layout" svg:width="1.4cm" svg:height="1.4cm" svg:x="7.6cm" svg:y="8.2cm" draw:kind="arc" draw:start-angle="161.49" draw:end-angle="94.43">
          <text:p/>
        </draw:circle>
        <draw:line draw:style-name="gr23" draw:text-style-name="P13" draw:layer="layout" svg:x1="7.7cm" svg:y1="8.8cm" svg:x2="7.8cm" svg:y2="8.4cm">
          <text:p/>
        </draw:line>
        <draw:circle draw:style-name="gr22" draw:text-style-name="P12" draw:layer="layout" svg:width="1.4cm" svg:height="1.4cm" svg:x="12.473cm" svg:y="12.1cm" draw:kind="arc" draw:start-angle="161.49" draw:end-angle="94.43">
          <text:p/>
        </draw:circle>
        <draw:line draw:style-name="gr23" draw:text-style-name="P13" draw:layer="layout" svg:x1="12.473cm" svg:y1="8.8cm" svg:x2="12.573cm" svg:y2="8.4cm">
          <text:p/>
        </draw:line>
        <draw:circle draw:style-name="gr22" draw:text-style-name="P12" draw:layer="layout" svg:width="1.4cm" svg:height="1.4cm" svg:x="7.573cm" svg:y="12.2cm" draw:kind="arc" draw:start-angle="161.49" draw:end-angle="94.43">
          <text:p/>
        </draw:circle>
        <draw:line draw:style-name="gr23" draw:text-style-name="P13" draw:layer="layout" svg:x1="7.673cm" svg:y1="12.8cm" svg:x2="7.773cm" svg:y2="12.4cm">
          <text:p/>
        </draw:line>
        <draw:line draw:style-name="gr23" draw:text-style-name="P13" draw:layer="layout" svg:x1="12.514cm" svg:y1="12.637cm" svg:x2="12.614cm" svg:y2="12.237cm">
          <text:p/>
        </draw:line>
        <draw:frame draw:style-name="gr24" draw:text-style-name="P15" draw:layer="layout" svg:width="0.9cm" svg:height="1.114cm" svg:x="13.6cm" svg:y="9.2cm">
          <draw:text-box>
            <text:p text:style-name="P14"><text:span text:style-name="T8">I</text:span><text:span text:style-name="T9">2</text:span></text:p>
          </draw:text-box>
        </draw:frame>
        <draw:frame draw:style-name="gr24" draw:text-style-name="P15" draw:layer="layout" svg:width="0.9cm" svg:height="1.114cm" svg:x="13.6cm" svg:y="13.1cm">
          <draw:text-box>
            <text:p text:style-name="P14"><text:span text:style-name="T8">I</text:span><text:span text:style-name="T9">4</text:span></text:p>
          </draw:text-box>
        </draw:frame>
        <draw:frame draw:style-name="gr24" draw:text-style-name="P15" draw:layer="layout" svg:width="0.9cm" svg:height="1.114cm" svg:x="8.7cm" svg:y="9.2cm">
          <draw:text-box>
            <text:p text:style-name="P14"><text:span text:style-name="T8">I</text:span><text:span text:style-name="T9">1</text:span></text:p>
          </draw:text-box>
        </draw:frame>
        <draw:frame draw:style-name="gr24" draw:text-style-name="P15" draw:layer="layout" svg:width="0.9cm" svg:height="1.114cm" svg:x="8.8cm" svg:y="13.2cm">
          <draw:text-box>
            <text:p text:style-name="P14"><text:span text:style-name="T8">I</text:span><text:span text:style-name="T9">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15:00:14.816207827</meta:creation-date>
    <dc:date>2021-03-20T16:09:38.061338782</dc:date>
    <meta:editing-duration>PT25M32S</meta:editing-duration>
    <meta:editing-cycles>5</meta:editing-cycles>
    <meta:generator>LibreOffice/6.4.6.2$Linux_X86_64 LibreOffice_project/40$Build-2</meta:generator>
    <meta:document-statistic meta:object-count="77"/>
  </office:meta>
</office:document-meta>
</file>